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Liberation Sans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size="14pt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Liberation Sans"/>
    </style:style>
    <style:style style:name="P5" style:family="paragraph" style:parent-style-name="Standard">
      <style:paragraph-properties fo:line-height="100%"/>
      <style:text-properties style:font-name="Liberation Sans" fo:font-weight="normal" style:font-weight-asian="normal" style:font-weight-complex="normal"/>
    </style:style>
    <style:style style:name="P6" style:family="paragraph" style:parent-style-name="Standard">
      <style:paragraph-properties fo:line-height="100%"/>
      <style:text-properties style:font-name="Liberation Sans" fo:font-weight="normal" style:font-size-asian="10.5pt" style:font-weight-asian="normal" style:font-weight-complex="normal"/>
    </style:style>
    <style:style style:name="P7" style:family="paragraph" style:parent-style-name="Standard">
      <style:paragraph-properties fo:line-height="100%"/>
      <style:text-properties style:font-name="Liberation Sans" style:font-size-asian="10.5pt"/>
    </style:style>
    <style:style style:name="P8" style:family="paragraph" style:parent-style-name="Standard">
      <style:paragraph-properties fo:line-height="150%"/>
      <style:text-properties style:font-name="Liberation Sans" fo:font-weight="bold" style:font-weight-asian="bold" style:font-weight-complex="bold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50%" fo:break-before="page"/>
      <style:text-properties style:font-name="Liberation Sans"/>
    </style:style>
    <style:style style:name="P11" style:family="paragraph" style:parent-style-name="Standard">
      <style:paragraph-properties fo:line-height="150%" fo:break-before="page"/>
      <style:text-properties style:font-name="Liberation Sans" fo:font-weight="bold" style:font-weight-asian="bold" style:font-weight-complex="bold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0.5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weight="normal" style:font-size-asian="10.5pt" style:font-weight-asian="normal" style:font-weight-complex="norm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bold" style:font-size-asian="10.5pt" style:font-weight-asian="bold" style:font-weight-complex="bold"/>
    </style:style>
    <style:style style:name="T8" style:family="text">
      <style:text-properties style:font-name="Liberation Sans" fo:font-weight="bold" style:font-weight-asian="bold" style:font-weight-complex="bold"/>
    </style:style>
    <style:style style:name="T9" style:family="text">
      <style:text-properties style:font-size-asian="10.5pt"/>
    </style:style>
    <style:style style:name="T10" style:family="text">
      <style:text-properties style:use-window-font-color="true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adro teórico</text:p>
      <text:p text:style-name="P2"/>
      <text:p text:style-name="P8"><office:annotation><dc:creator>Felipe Prado</dc:creator><dc:date>2015-03-08T10:38:15</dc:date><text:p/></office:annotation>HTML</text:p>
      <text:p text:style-name="P2"/>
      <text:p text:style-name="P2"><text:tab/>HyperText Markup Language, é o significado da sigla HTML, que, em português, significa linguagem para marcação de hipertexto. Foi criada por Tim Berners-Lee na década de noventa tornando-se um padrão internacional. De modo geral, o hipertexto é todo o conteúdo de um documento para Web, com a característica de se interligar a outros documentos da Web através de links presentes nos hipertextos (Silva, 2011).</text:p>
      <text:p text:style-name="P2"><text:tab/>Conforme Mozilla Developer Network (2014), a HTML é uma linguagem de marcação que estrutura o conteúdo de um documento da Web. O conteúdo visto ao acessar uma página através do navegador é descrito utilizando a HTML, tornando-se a principal linguagem para conteúdo da Web mantida pelo World Wide Web Consortion (W3C).</text:p>
      <text:p text:style-name="P2"><text:tab/>O W3C é uma comunidade internacional liderada pelo criador da Web Tim Berners-Lee, e formada por organizações, profissionais e público em geral com o objetivo de conduzir a Web ao seu potencial máximo, através do desenvolvimento de padrões e especificações para a Web (W3C. 2015).</text:p>
      <text:p text:style-name="P2"><text:tab/>Segundo Silva (2011), desde a criação da Web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</text:p>
      <text:p text:style-name="P2"><text:tab/>Mesmo sendo uma linguagem destinada a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Web, fundamentando dessa maneira os princípios básicos do desenvolvimento seguindo os padrões Web (Silva, 2011).</text:p>
      <text:p text:style-name="P11"><office:annotation><dc:creator>Felipe Prado</dc:creator><dc:date>2015-03-08T17:04:15</dc:date><text:p text:style-name="P12"><text:span text:style-name="T10">Ok</text:span></text:p></office:annotation>JavaScript</text:p>
      <text:p text:style-name="P2"/>
      <text:p text:style-name="P2"><text:tab/>JavaScript é uma linguagem de programação criada pela Netscape em parceria com a Sun Microsystems. Sua primeira versão, definida como JavaScript 1.0, foi lançada em 1995 e implementada em março de 1996 no navegador Netscape Navigator 2.0 (Silva, 2010).</text:p>
      <text:p text:style-name="P2"><text:tab/>Segundo Silva (2010), <text:s/>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2"><text:tab/>Conforme Mozilla Developer Network (2015), JavaScript é baseado na linguagem de programação ECMAScript que é padronizado pela Ecma International na especificação ECMA-262 e ECMA-402.</text:p>
      <text:p text:style-name="P2"><text:tab/>JavaScript é uma linguagem interpretada, baseada em objetos com funções de primeira classe e com a característica de ser uma linguagem leve para a execução. Funções de primeira classe em linguagem de programação, significa que funções podem ser passadas como argumentos para outras funções, retornadas de outras funções, atribuídas a variáveis ou armazenadas em estrutura de dados. Além de ser executada nos navegadores, é utilizada em outros ambientes, como por exemplo, node.js ou Apache CouchDB (Mozilla Developer Network, 2015).</text:p>
      <text:p text:style-name="P2"><text:tab/>O JavaScript é baseado na linguagem de programação ECMAScript que é padronizado pela Ecma International na especificação ECMA-262 e ECMA-402 (Mozilla Developer Network, 2014).</text:p>
      <text:p text:style-name="P2"><text:tab/>De acordo com Caelum (2015), JavaScript é responsável por aplicar qualquer tipo de funcionalidade dinâmica em páginas Web. É uma linguagem poderosa, que possibilita ótimos resultados. Podemos citar o Gmail, Google Maps e Google Docs como exemplos de aplicações Web desenvolvidas utilizando JavaScript.</text:p>
      <text:p text:style-name="P11"><office:annotation><dc:creator>Felipe Prado</dc:creator><dc:date>2015-03-08T19:20:12</dc:date><text:p text:style-name="P12"><text:span text:style-name="T10">Ok</text:span></text:p></office:annotation>CSS</text:p>
      <text:p text:style-name="P2"/>
      <text:p text:style-name="P2"><text:tab/>Cascading Style Sheet, que traduzido para o português significa folhas de estilo em cascata com a abreviação CSS, tem a finalidade de definir estilos de apresentação para um documento HTML (Silva, 2012).</text:p>
      <text:p text:style-name="P2"><text:tab/>De acordo com W3C (2015), “Cascading Style Sheets (CSS) is a simple mechanism for adding style (e.g., fonts, colors, spacing) to Web documents”.</text:p>
      <text:p text:style-name="P2"><text:tab/>Tim Berners-Lee considerava que os navegadores eram responsáveis pela estilização de uma página Web, até que em setembro de 1994, surge como proposta a implementação do CSS. Em dezembro de 1996, foi lançada oficialmente pela W3C as CSS1. O W3C utiliza o termo nível ao invés de versão, tendo dessa maneira CSS nível 1, CSS nível 2, CSS nível 2.1 e atualmente CSS nível 3, conhecida também como CSS3 (Silva, 2012).</text:p>
      <text:p text:style-name="P2"><text:tab/>De acordo com Mozilla Developer Network (2015), a CSS descreve a apresentação de documentos HTML, XML ou XHTML. É padronizada pelas especificações da W3C e já contém seus primeiros rascunhos do nível CSS4.</text:p>
      <text:p text:style-name="P2"><text:tab/>Enquanto o HTML é uma linguagem destinada para estruturar e marcar o conteúdo de documentos na Web, o CSS fica responsável por definir cores, nome e tamanho das fontes, espaçamentos e outros atributos relacionados a apresentação visual da página . Essa separação da marcação e estrutura de um documento do seu estilo de apresentação. torna o uso do CSS uma grande vantagem no desenvolvimento de documento para Web (Maujor, 2015).</text:p>
      <text:p text:style-name="P10">Spring</text:p>
      <text:p text:style-name="P2"/>
      <text:p text:style-name="P2"/>
      <text:p text:style-name="P11">Referências quadro teórico:</text:p>
      <text:p text:style-name="P2"/>
      <text:p text:style-name="P4">Caelum. <text:span text:style-name="T1">Apostila Desenvolvimento Web com HTML, CSS e JavaScript</text:span><text:span text:style-name="T3">. 2015. Disponível em: </text:span><text:a xlink:type="simple" xlink:href="https://www.caelum.com.br/apostila-html-css-javascript/javascript-e-interatividade-na-web/"><text:span text:style-name="T3">https://www.caelum.com.br/apostila-html-css-javascript/javascript-e-interatividade-na-web/</text:span></text:a><text:span text:style-name="T3">. Acesso em 08 de março, 2015.</text:span></text:p>
      <text:p text:style-name="P4"/>
      <text:p text:style-name="P9"><text:span text:style-name="T4">Javascript Brasil. </text:span><text:span text:style-name="T8">Funções de primeira classe</text:span><text:span text:style-name="T6">. 2012. Disponível em: </text:span><text:a xlink:type="simple" xlink:href="http://javascriptbrasil.com/2012/09/05/funcoes-de-primeira-classe/"><text:span text:style-name="T6">http://javascriptbrasil.com/2012/09/05/funcoes-de-primeira-classe/</text:span></text:a><text:span text:style-name="T6">. Acesso em 08 de março, 2015.</text:span></text:p>
      <text:p text:style-name="P5"/>
      <text:p text:style-name="P9"><text:span text:style-name="T6">Maujor. </text:span><text:span text:style-name="T8">Site sobre CSS e Padrões Web: </text:span><text:span text:style-name="T6">Por que CSS?.</text:span><text:span text:style-name="T8"> </text:span><text:span text:style-name="T6">2015. Disponível em: </text:span><text:a xlink:type="simple" xlink:href="http://www.maujor.com/index.php"><text:span text:style-name="T6">http://www.maujor.com/index.php</text:span></text:a><text:span text:style-name="T6">. Acesso em: 08 de março, 2015.</text:span></text:p>
      <text:p text:style-name="P5"/>
      <text:p text:style-name="P5"><text:span text:style-name="T9">Mozilla Developer Network. </text:span><text:span text:style-name="T2">HTML</text:span><text:span text:style-name="T9">. 2014. Disponível em: </text:span><text:a xlink:type="simple" xlink:href="https://developer.mozilla.org/pt-BR/docs/Web/HTML"><text:span text:style-name="T9">https://developer.mozilla.org/pt-BR/docs/Web/HTML</text:span></text:a><text:span text:style-name="T9">. Acesso em 07 de março, 2015.</text:span></text:p>
      <text:p text:style-name="P5"/>
      <text:p text:style-name="P5">Mozilla Developer Network. <text:span text:style-name="T1">JavaScript language resources</text:span>. 2014. Disponível em: <text:a xlink:type="simple" xlink:href="https://developer.mozilla.org/en-US/docs/Web/JavaScript/Language_Resources">https://developer.mozilla.org/en-US/docs/Web/JavaScript/Language_Resources</text:a>. Acesso em 08 de março, 2015.</text:p>
      <text:p text:style-name="P5"/>
      <text:p text:style-name="P5"><text:span text:style-name="T9">Mozilla Developer Network. </text:span><text:span text:style-name="T2">CSS</text:span><text:span text:style-name="T9">. 2015. Disponível em: </text:span><text:a xlink:type="simple" xlink:href="https://developer.mozilla.org/pt-BR/docs/Web/CSS"><text:span text:style-name="T9">https://developer.mozilla.org/pt-BR/docs/Web/CSS</text:span></text:a><text:span text:style-name="T9">. Acesso em 08 de março, 2015.</text:span></text:p>
      <text:p text:style-name="P5"/>
      <text:p text:style-name="P9"><text:span text:style-name="T6">Mozilla Developer Network. </text:span><text:span text:style-name="T8">JavaScript</text:span><text:span text:style-name="T6">. 2015. Disponível em: </text:span><text:a xlink:type="simple" xlink:href="https://developer.mozilla.org/pt-BR/docs/Web/JavaScript"><text:span text:style-name="T6">https://developer.mozilla.org/pt-BR/docs/Web/JavaScript</text:span></text:a><text:span text:style-name="T6">. Acesso em 08 de março, 2015.</text:span></text:p>
      <text:p text:style-name="P9"/>
      <text:p text:style-name="P7"><text:span text:style-name="T3">SILVA, Maurício Samy. </text:span><text:span text:style-name="T1">JavaScript: </text:span><text:span text:style-name="T3">Guia do Programador. São Paulo: Novatec Editora, 2010.</text:span></text:p>
      <text:p text:style-name="P7"/>
      <text:p text:style-name="P7">SILVA, Maurício Samy. <text:span text:style-name="T1">HTML5: </text:span><text:span text:style-name="T3">A linguagem de marcação que revolucionou a web. São Paulo: Novatec Editora, 2011.</text:span></text:p>
      <text:p text:style-name="P7"/>
      <text:p text:style-name="P7">SILVA, Maurício Samy. <text:span text:style-name="T1">CSS3: </text:span><text:span text:style-name="T3">Desenvolva aplicações web profissionais com uso dos poderosos recursos de estilização das CSS3. São Paulo: Novatec Editora, 2012.</text:span></text:p>
      <text:p text:style-name="P6"/>
      <text:p text:style-name="P9"><text:span text:style-name="T5">W3C. </text:span><text:span text:style-name="T7">About W3C</text:span><text:span text:style-name="T5">. 2015. Disponível em </text:span><text:a xlink:type="simple" xlink:href="http://www.w3.org/Consortium/"><text:span text:style-name="T5">http://www.w3.org/Consortium/</text:span></text:a><text:span text:style-name="T5">. Acesso em 07 de março, 2015.</text:span></text:p>
      <text:p text:style-name="P6"/>
      <text:p text:style-name="P9"><text:span text:style-name="T5">W3C. </text:span><text:span text:style-name="T7">What is CSS?</text:span><text:span text:style-name="T5">. 2015. Disponível em </text:span><text:a xlink:type="simple" xlink:href="http://www.w3.org/Style/CSS/"><text:span text:style-name="T5">http://www.w3.org/Style/CSS/</text:span></text:a><text:span text:style-name="T5">. Acesso em 08 de março, 2015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3-07T19:16:12</meta:creation-date>
    <dc:date>2015-03-08T19:42:30</dc:date>
    <dc:creator>Felipe Prado</dc:creator>
    <meta:editing-duration>PT8H50M29S</meta:editing-duration>
    <meta:editing-cycles>72</meta:editing-cycles>
    <meta:generator>LibreOffice/3.5$Linux_X86_64 LibreOffice_project/350m1$Build-2</meta:generator>
    <meta:document-statistic meta:table-count="0" meta:image-count="0" meta:object-count="0" meta:page-count="5" meta:paragraph-count="34" meta:word-count="979" meta:character-count="6740" meta:non-whitespace-character-count="5781"/>
  </office:meta>
</office:document-meta>
</file>